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officeooo:rsid="001e40a0" officeooo:paragraph-rsid="00092fa7"/>
    </style:style>
    <style:style style:name="P2" style:family="paragraph" style:parent-style-name="Table_20_Contents">
      <style:text-properties officeooo:rsid="0023c411" officeooo:paragraph-rsid="00092fa7"/>
    </style:style>
    <style:style style:name="P3" style:family="paragraph" style:parent-style-name="Table_20_Contents">
      <style:text-properties officeooo:rsid="00092fa7" officeooo:paragraph-rsid="00092fa7"/>
    </style:style>
    <style:style style:name="P4" style:family="paragraph" style:parent-style-name="Standard">
      <style:text-properties officeooo:rsid="00092fa7" officeooo:paragraph-rsid="00092fa7"/>
    </style:style>
    <style:style style:name="P5" style:family="paragraph" style:parent-style-name="Standard">
      <style:paragraph-properties fo:margin-left="0.4925in" fo:margin-right="0in" fo:text-indent="0in" style:auto-text-indent="false"/>
      <style:text-properties officeooo:rsid="00092fa7" officeooo:paragraph-rsid="00092fa7"/>
    </style:style>
    <style:style style:name="P6" style:family="paragraph" style:parent-style-name="Standard">
      <style:paragraph-properties fo:margin-left="0in" fo:margin-right="0in" fo:text-indent="0in" style:auto-text-indent="false"/>
      <style:text-properties officeooo:rsid="000b1a20" officeooo:paragraph-rsid="000b1a20"/>
    </style:style>
    <style:style style:name="P7" style:family="paragraph" style:parent-style-name="Standard">
      <style:text-properties fo:font-weight="bold" officeooo:rsid="00092fa7" officeooo:paragraph-rsid="00092fa7" style:font-weight-asian="bold" style:font-weight-complex="bold"/>
    </style:style>
    <style:style style:name="P8" style:family="paragraph" style:parent-style-name="Standard">
      <style:text-properties officeooo:rsid="00092fa7" officeooo:paragraph-rsid="000cbc3c"/>
    </style:style>
    <style:style style:name="P9" style:family="paragraph" style:parent-style-name="Standard">
      <style:text-properties officeooo:paragraph-rsid="000cbc3c"/>
    </style:style>
    <style:style style:name="P10" style:family="paragraph" style:parent-style-name="Standard">
      <style:paragraph-properties fo:margin-left="0.4925in" fo:margin-right="0in" fo:text-indent="0in" style:auto-text-indent="false"/>
      <style:text-properties fo:font-weight="normal" officeooo:rsid="00092fa7" officeooo:paragraph-rsid="00092fa7" style:font-weight-asian="normal" style:font-weight-complex="normal"/>
    </style:style>
    <style:style style:name="P11" style:family="paragraph" style:parent-style-name="Table_20_Contents">
      <style:text-properties officeooo:rsid="001e40a0" officeooo:paragraph-rsid="000cbc3c"/>
    </style:style>
    <style:style style:name="P12" style:family="paragraph" style:parent-style-name="Table_20_Contents">
      <style:text-properties officeooo:rsid="00092fa7" officeooo:paragraph-rsid="000cbc3c"/>
    </style:style>
    <style:style style:name="P13" style:family="paragraph" style:parent-style-name="Table_20_Contents">
      <style:text-properties officeooo:rsid="0023c411" officeooo:paragraph-rsid="000cbc3c"/>
    </style:style>
    <style:style style:name="P14" style:family="paragraph" style:parent-style-name="Header">
      <style:text-properties officeooo:paragraph-rsid="000cbc3c"/>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collection of key value pairs.<text:line-break/><text:line-break/>Interviewer Notes:<text:line-break/><text:span text:style-name="T1">- Implement a dictionary which, for simplicity, only exposes the following methods</text:span></text:p>
      <text:p text:style-name="P4"><text:tab/>add(key, value) : void</text:p>
      <text:p text:style-name="P4"><text:tab/>get(key) : value</text:p>
      <text:p text:style-name="P4"><text:tab/>size() : int</text:p>
      <text:p text:style-name="P7"/>
      <text:p text:style-name="P7">- How are collisions handled? Dynamic resizing?</text:p>
      <text:p text:style-name="P10">Collisions could be handled by either 1) allocating more space, or 2) by putting colliding elements in a list.</text:p>
      <text:p text:style-name="P10"/>
      <text:p text:style-name="P10">Dynamic resizing should occur when the dictionary is close to running out of space. How can you tell when it is close to running out of space?</text:p>
      <text:p text:style-name="P10"/>
      <text:p text:style-name="P5">Hint: LoadFactor. A load factor is the percentage of the allocated space for the map which has been used. For instance, if you’ve allocated space for 10 elements, and 7 elements have been added, your map has a load factor of 70%.</text:p>
      <text:p text:style-name="P5"/>
      <text:p text:style-name="P5">Further hint: Once the load factor reaches a certain threshold, an array, some degree larger than the current backing array, should be created, and the backing array copied into it, accounting for the correct hashes given the new size, so items can still be found in constant time.</text:p>
      <text:p text:style-name="P5"/>
      <text:p text:style-name="P6">Next topics:</text:p>
      <text:p text:style-name="P6"><text:tab/>Discuss other data struc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5014in" style:rel-column-width="14208*"/>
    </style:style>
    <style:style style:name="Table2.C" style:family="table-column">
      <style:table-column-properties style:column-width="1.5576in" style:rel-column-width="14740*"/>
    </style:style>
    <style:style style:name="Table2.D" style:family="table-column">
      <style:table-column-properties style:column-width="1.5576in" style:rel-column-width="14742*"/>
    </style:style>
    <style:style style:name="Table2.A1" style:family="table-cell">
      <style:table-cell-properties fo:background-color="#b2b2b2" fo:padding="0.0382in" fo:border="none">
        <style:background-image/>
      </style:table-cell-properties>
    </style:style>
    <style:style style:name="MP1" style:family="paragraph" style:parent-style-name="Standard">
      <style:text-properties officeooo:rsid="00092fa7" officeooo:paragraph-rsid="000cbc3c"/>
    </style:style>
    <style:style style:name="MP2" style:family="paragraph" style:parent-style-name="Table_20_Contents">
      <style:text-properties officeooo:rsid="001e40a0" officeooo:paragraph-rsid="000cbc3c"/>
    </style:style>
    <style:style style:name="MP3" style:family="paragraph" style:parent-style-name="Table_20_Contents">
      <style:text-properties officeooo:rsid="00092fa7" officeooo:paragraph-rsid="000cbc3c"/>
    </style:style>
    <style:style style:name="MP4" style:family="paragraph" style:parent-style-name="Table_20_Contents">
      <style:text-properties officeooo:rsid="0023c411" officeooo:paragraph-rsid="000cbc3c"/>
    </style:style>
    <style:style style:name="MP5" style:family="paragraph" style:parent-style-name="Standard">
      <style:text-properties officeooo:paragraph-rsid="000cbc3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MP1">Dictionary (Map / Hashmap)</text:p>
            </table:table-cell>
            <table:table-cell table:style-name="Table2.A1" office:value-type="string">
              <text:p text:style-name="MP2">Data Structures</text:p>
            </table:table-cell>
            <table:table-cell table:style-name="Table2.A1" office:value-type="string">
              <text:p text:style-name="MP3">Not So Easy</text:p>
            </table:table-cell>
            <table:table-cell table:style-name="Table2.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11:35.844000000</meta:creation-date>
    <dc:date>2017-04-09T17:39:22.899000000</dc:date>
    <meta:editing-duration>P2DT33M49S</meta:editing-duration>
    <meta:editing-cycles>3</meta:editing-cycles>
    <meta:generator>LibreOffice/5.2.5.1$Windows_x86 LibreOffice_project/0312e1a284a7d50ca85a365c316c7abbf20a4d22</meta:generator>
    <meta:document-statistic meta:table-count="1" meta:image-count="0" meta:object-count="0" meta:page-count="1" meta:paragraph-count="15" meta:word-count="192" meta:character-count="1103" meta:non-whitespace-character-count="921"/>
  </office:meta>
</office:document-meta>
</file>